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5000003731D32A0311D0829CD.png" manifest:media-type="image/png"/>
  <manifest:file-entry manifest:full-path="Pictures/100000010000030A0000022E03414F9D68B6C9B4.png" manifest:media-type="image/png"/>
  <manifest:file-entry manifest:full-path="Pictures/10000001000002F700000206B6753D148A99FE0F.png" manifest:media-type="image/png"/>
  <manifest:file-entry manifest:full-path="Pictures/1000000100000541000004037683A61DE7AA299B.png" manifest:media-type="image/png"/>
  <manifest:file-entry manifest:full-path="Pictures/10000001000007700000040315E00EB07FE6B10A.png" manifest:media-type="image/png"/>
  <manifest:file-entry manifest:full-path="Pictures/10000001000002DE00000219FB699877D634395A.png" manifest:media-type="image/png"/>
  <manifest:file-entry manifest:full-path="Pictures/10000001000004E2000003CBBF9276E7C16ECBEE.png" manifest:media-type="image/png"/>
  <manifest:file-entry manifest:full-path="Pictures/10000001000003A60000039A66074533FEB4A58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5" draw:name="Obraz3" text:anchor-type="char" svg:width="15.219cm" svg:height="10.915cm" draw:z-index="2"><draw:image xlink:href="Pictures/100000010000030A0000022E03414F9D68B6C9B4.png" xlink:type="simple" xlink:show="embed" xlink:actuate="onLoad" draw:mime-type="image/png"/></draw:frame></text:p>
      <text:p text:style-name="Standard"><draw:frame draw:style-name="fr2" draw:name="Obraz1" text:anchor-type="char" svg:x="1.214cm" svg:y="0.33cm" svg:width="15.021cm" svg:height="10.25cm" draw:z-index="0"><draw:image xlink:href="Pictures/10000001000002F700000206B6753D148A99FE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Obraz2" text:anchor-type="char" svg:x="0.085cm" svg:y="0.213cm" svg:width="17cm" svg:height="12.98cm" draw:z-index="1"><draw:image xlink:href="Pictures/1000000100000541000004037683A61DE7AA299B.png" xlink:type="simple" xlink:show="embed" xlink:actuate="onLoad" draw:mime-type="image/png"/></draw:frame><text:soft-page-break/></text:p>
      <text:p text:style-name="Standard"/>
      <text:p text:style-name="Standard"><draw:frame draw:style-name="fr3" draw:name="Obraz4" text:anchor-type="char" svg:width="17cm" svg:height="9.165cm" draw:z-index="3"><draw:image xlink:href="Pictures/10000001000007700000040315E00EB07FE6B1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4" draw:name="Obraz5" text:anchor-type="char" svg:width="16.233cm" svg:height="11.876cm" draw:z-index="4"><draw:image xlink:href="Pictures/10000001000002DE00000219FB699877D634395A.png" xlink:type="simple" xlink:show="embed" xlink:actuate="onLoad" draw:mime-type="image/png"/></draw:frame><text:soft-page-break/></text:p>
      <text:p text:style-name="Standard"/>
      <text:p text:style-name="Standard"><draw:frame draw:style-name="fr3" draw:name="Obraz7" text:anchor-type="char" svg:width="17cm" svg:height="13.206cm" draw:z-index="5"><draw:image xlink:href="Pictures/10000001000004E2000003CBBF9276E7C16ECBEE.png" xlink:type="simple" xlink:show="embed" xlink:actuate="onLoad" draw:mime-type="image/png"/></draw:frame></text:p>
      <text:p text:style-name="Standard"><draw:frame draw:style-name="fr2" draw:name="Obraz8" text:anchor-type="char" svg:x="0cm" svg:y="-0.042cm" svg:width="17cm" svg:height="16.087cm" draw:z-index="6"><draw:image xlink:href="Pictures/10000001000003A5000003731D32A0311D0829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raz9" text:anchor-type="char" svg:width="17cm" svg:height="16.78cm" draw:z-index="7"><draw:image xlink:href="Pictures/10000001000003A60000039A66074533FEB4A58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16:43:45.578000000</meta:creation-date>
    <dc:date>2023-03-31T21:09:07.908000000</dc:date>
    <meta:editing-duration>PT4H25M22S</meta:editing-duration>
    <meta:editing-cycles>1</meta:editing-cycles>
    <meta:document-statistic meta:table-count="0" meta:image-count="8" meta:object-count="0" meta:page-count="6" meta:paragraph-count="0" meta:word-count="0" meta:character-count="0" meta:non-whitespace-character-count="0"/>
    <meta:generator>LibreOffice/7.4.3.2$Windows_X86_64 LibreOffice_project/1048a8393ae2eeec98dff31b5c133c5f1d08b890</meta:generator>
  </office:meta>
</office:document-meta>
</file>